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/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0.0184409618378" calcext:value-type="float">
            <text:p>0,0184409618</text:p>
          </table:table-cell>
          <table:table-cell office:value-type="float" office:value="26.7721822262" calcext:value-type="float">
            <text:p>26,772182226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99999809265" calcext:value-type="float">
            <text:p>0,0199999809</text:p>
          </table:table-cell>
          <table:table-cell office:value-type="float" office:value="26.2591929436" calcext:value-type="float">
            <text:p>26,259192943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459712629991" calcext:value-type="float">
            <text:p>99,75</text:p>
          </table:table-cell>
          <table:table-cell table:style-name="ce3" table:formula="of:=([.F4]/12597)*100" office:value-type="float" office:value="0.254028737000873" calcext:value-type="float">
            <text:p>0,25</text:p>
          </table:table-cell>
          <table:table-cell/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0.0198528766632" calcext:value-type="float">
            <text:p>0,0198528767</text:p>
          </table:table-cell>
          <table:table-cell office:value-type="float" office:value="26.2426838875" calcext:value-type="float">
            <text:p>26,242683887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380328649679" calcext:value-type="float">
            <text:p>99,74</text:p>
          </table:table-cell>
          <table:table-cell table:style-name="ce3" table:formula="of:=([.F5]/12597)*100" office:value-type="float" office:value="0.26196713503215" calcext:value-type="float">
            <text:p>0,26</text:p>
          </table:table-cell>
          <table:table-cell/>
          <table:table-cell table:style-name="ce4" table:formula="of:=[.E21]+[.H21]" office:value-type="float" office:value="12564" calcext:value-type="float">
            <text:p>12564</text:p>
          </table:table-cell>
          <table:table-cell table:formula="of:=12597-[.E5]" office:value-type="float" office:value="33" calcext:value-type="float">
            <text:p>33</text:p>
          </table:table-cell>
          <table:table-cell office:value-type="float" office:value="0.019779920578" calcext:value-type="float">
            <text:p>0,0197799206</text:p>
          </table:table-cell>
          <table:table-cell office:value-type="float" office:value="26.2280459404" calcext:value-type="float">
            <text:p>26,228045940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380328649679" calcext:value-type="float">
            <text:p>99,74</text:p>
          </table:table-cell>
          <table:table-cell table:style-name="ce3" table:formula="of:=([.F6]/12597)*100" office:value-type="float" office:value="0.26196713503215" calcext:value-type="float">
            <text:p>0,26</text:p>
          </table:table-cell>
          <table:table-cell/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0.0185492038727" calcext:value-type="float">
            <text:p>0,0185492039</text:p>
          </table:table-cell>
          <table:table-cell office:value-type="float" office:value="26.286937952" calcext:value-type="float">
            <text:p>26,28693795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459712629991" calcext:value-type="float">
            <text:p>99,75</text:p>
          </table:table-cell>
          <table:table-cell table:style-name="ce3" table:formula="of:=([.F7]/12597)*100" office:value-type="float" office:value="0.254028737000873" calcext:value-type="float">
            <text:p>0,25</text:p>
          </table:table-cell>
          <table:table-cell/>
          <table:table-cell table:style-name="ce4" table:formula="of:=[.E23]+[.H23]" office:value-type="float" office:value="12565" calcext:value-type="float">
            <text:p>12565</text:p>
          </table:table-cell>
          <table:table-cell table:formula="of:=12597-[.E7]" office:value-type="float" office:value="32" calcext:value-type="float">
            <text:p>32</text:p>
          </table:table-cell>
          <table:table-cell office:value-type="float" office:value="0.018177986145" calcext:value-type="float">
            <text:p>0,0181779861</text:p>
          </table:table-cell>
          <table:table-cell office:value-type="float" office:value="26.2429790497" calcext:value-type="float">
            <text:p>26,242979049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/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0.0190889835358" calcext:value-type="float">
            <text:p>0,0190889835</text:p>
          </table:table-cell>
          <table:table-cell office:value-type="float" office:value="26.2570359707" calcext:value-type="float">
            <text:p>26,257035970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824640787489" calcext:value-type="float">
            <text:p>99,68</text:p>
          </table:table-cell>
          <table:table-cell table:style-name="ce3" table:formula="of:=([.F9]/12597)*100" office:value-type="float" office:value="0.317535921251092" calcext:value-type="float">
            <text:p>0,32</text:p>
          </table:table-cell>
          <table:table-cell/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0.0183460712433" calcext:value-type="float">
            <text:p>0,0183460712</text:p>
          </table:table-cell>
          <table:table-cell office:value-type="float" office:value="26.2088150978" calcext:value-type="float">
            <text:p>26,208815097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665872826864" calcext:value-type="float">
            <text:p>99,67</text:p>
          </table:table-cell>
          <table:table-cell table:style-name="ce3" table:formula="of:=([.F10]/12597)*100" office:value-type="float" office:value="0.333412717313646" calcext:value-type="float">
            <text:p>0,33</text:p>
          </table:table-cell>
          <table:table-cell/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0.0200698375702" calcext:value-type="float">
            <text:p>0,0200698376</text:p>
          </table:table-cell>
          <table:table-cell office:value-type="float" office:value="26.2387938499" calcext:value-type="float">
            <text:p>26,238793849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83408748115" calcext:value-type="float">
            <text:p>99,70</text:p>
          </table:table-cell>
          <table:table-cell table:style-name="ce3" table:formula="of:=([.F11]/12597)*100" office:value-type="float" office:value="0.301659125188537" calcext:value-type="float">
            <text:p>0,30</text:p>
          </table:table-cell>
          <table:table-cell/>
          <table:table-cell table:style-name="ce4" table:formula="of:=[.E27]+[.H27]" office:value-type="float" office:value="12559" calcext:value-type="float">
            <text:p>12559</text:p>
          </table:table-cell>
          <table:table-cell table:formula="of:=12597-[.E11]" office:value-type="float" office:value="38" calcext:value-type="float">
            <text:p>38</text:p>
          </table:table-cell>
          <table:table-cell office:value-type="float" office:value="0.0185821056366" calcext:value-type="float">
            <text:p>0,0185821056</text:p>
          </table:table-cell>
          <table:table-cell office:value-type="float" office:value="26.2281961441" calcext:value-type="float">
            <text:p>26,228196144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9285544177" calcext:value-type="float">
            <text:p>99,6999285544</text:p>
          </table:table-cell>
          <table:table-cell table:formula="of:=AVERAGE([.C2:.C11])" office:value-type="float" office:value="0.300071445582282" calcext:value-type="float">
            <text:p>0,300071445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2" calcext:value-type="float">
            <text:p>12559,2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0.01908879280091" calcext:value-type="float">
            <text:p>0,0190887928</text:p>
          </table:table-cell>
          <table:table-cell table:formula="of:=SUM([.H2:.H11])/10" office:value-type="float" office:value="26.29648630619" calcext:value-type="float">
            <text:p>26,296486306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8" calcext:value-type="float">
            <text:p>5843,8</text:p>
          </table:table-cell>
          <table:table-cell table:formula="of:=AVERAGE([.G18:.G27])" office:value-type="float" office:value="18.9" calcext:value-type="float">
            <text:p>18,9</text:p>
          </table:table-cell>
          <table:table-cell/>
          <table:table-cell office:value-type="float" office:value="5795" calcext:value-type="float">
            <text:p>579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762" calcext:value-type="float">
            <text:p>676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9" calcext:value-type="float">
            <text:p>18,9</text:p>
          </table:table-cell>
          <table:table-cell table:formula="of:=AVERAGE([.H18:.H27])" office:value-type="float" office:value="6715.4" calcext:value-type="float">
            <text:p>6715,4</text:p>
          </table:table-cell>
          <table:table-cell/>
          <table:table-cell office:value-type="float" office:value="5925" calcext:value-type="float">
            <text:p>59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26" calcext:value-type="float">
            <text:p>662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6" calcext:value-type="float">
            <text:p>585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709" calcext:value-type="float">
            <text:p>67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8" calcext:value-type="float">
            <text:p>5843,8</text:p>
          </table:table-cell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12597-SUM([.E21:.G21])" office:value-type="float" office:value="6804" calcext:value-type="float">
            <text:p>680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9" calcext:value-type="float">
            <text:p>18,9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12597-SUM([.E22:.G22])" office:value-type="float" office:value="6722" calcext:value-type="float">
            <text:p>67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9" calcext:value-type="float">
            <text:p>18,9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734" calcext:value-type="float">
            <text:p>673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4" calcext:value-type="float">
            <text:p>6715,4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738" calcext:value-type="float">
            <text:p>67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5" calcext:value-type="float">
            <text:p>575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2597-SUM([.E25:.G25])" office:value-type="float" office:value="6802" calcext:value-type="float">
            <text:p>680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46" calcext:value-type="float">
            <text:p>594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12597-SUM([.E26:.G26])" office:value-type="float" office:value="6609" calcext:value-type="float">
            <text:p>660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7:.G27])" office:value-type="float" office:value="6648" calcext:value-type="float">
            <text:p>664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8" calcext:value-type="float">
            <text:p>5843,8</text:p>
          </table:table-cell>
          <table:table-cell table:formula="of:=SUM([.F18:.F27])/10" office:value-type="float" office:value="18.9" calcext:value-type="float">
            <text:p>18,9</text:p>
          </table:table-cell>
          <table:table-cell table:formula="of:=SUM([.G18:.G27])/10" office:value-type="float" office:value="18.9" calcext:value-type="float">
            <text:p>18,9</text:p>
          </table:table-cell>
          <table:table-cell table:formula="of:=SUM([.H18:.H27])/10" office:value-type="float" office:value="6715.4" calcext:value-type="float">
            <text:p>6715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76229382366" calcext:value-type="float">
            <text:p>0,9967762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93472224285" calcext:value-type="float">
            <text:p>0,99719347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05:59.2686644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3S</meta:editing-duration>
    <meta:editing-cycles>6</meta:editing-cycles>
    <meta:generator>LibreOffice/5.1.6.2$Linux_X86_64 LibreOffice_project/10m0$Build-2</meta:generator>
    <dc:date>2018-01-19T18:06:56.087880139</dc:date>
    <meta:document-statistic meta:table-count="1" meta:cell-count="167" meta:object-count="0"/>
  </office:meta>
</office:document-meta>
</file>